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2.572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notes">
      <style:graphic-properties draw:fill-color="#ffffff" fo:min-height="12.572cm"/>
    </style:style>
    <style:style style:name="pr6" style:family="presentation" style:parent-style-name="midnightblue-outline1">
      <style:graphic-properties fo:min-height="13.75cm"/>
    </style:style>
    <style:style style:name="pr7" style:family="presentation" style:parent-style-name="midnightblue-subtitle">
      <style:graphic-properties draw:fill-color="#ffffff" fo:min-height="12.348cm"/>
    </style:style>
    <style:style style:name="pr8" style:family="presentation" style:parent-style-name="midnightblue-subtitle">
      <style:graphic-properties draw:fill-color="#ffffff" fo:min-height="14cm"/>
    </style:style>
    <style:style style:name="P1" style:family="paragraph">
      <loext:graphic-properties draw:fill-color="#ffffff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Intro to Git</text:p>
          </draw:text-box>
        </draw:frame>
        <draw:frame presentation:style-name="pr2" draw:text-style-name="P1" draw:layer="layout" svg:width="26cm" svg:height="14cm" svg:x="1cm" svg:y="5.5cm" presentation:class="subtitle">
          <draw:text-box>
            <text:p>Casey Neubauer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9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Background</text:p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What is Git?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Distributed Revision Control System</text:p>
              </text:list-item>
              <text:list-item>
                <text:p>Track changes in any set of files</text:p>
              </text:list-item>
              <text:list-item>
                <text:p>Revert to previous versions of those file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Uses and Motivation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Primarily used by software developers</text:p>
              </text:list-item>
              <text:list-item>
                <text:p>Distribute and merge work</text:p>
              </text:list-item>
              <text:list-item>
                <text:p>Manage sets of files across version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Installing Git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GUI client (SourceTree)</text:p>
                <text:list>
                  <text:list-item>
                    <text:p>https://www.sourcetreeapp.com/</text:p>
                  </text:list-item>
                </text:list>
              </text:list-item>
              <text:list-item>
                <text:p>Command-line</text:p>
                <text:list>
                  <text:list-item>
                    <text:p>https://git-scm.com/downloa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4T32">
        <office:forms form:automatic-focus="false" form:apply-design-mode="false"/>
        <draw:frame presentation:style-name="pr7" draw:text-style-name="P1" draw:layer="layout" svg:width="26cm" svg:height="12.348cm" svg:x="1cm" svg:y="0.837cm" presentation:class="subtitle">
          <draw:text-box>
            <text:p>Concepts and Basic Usage</text:p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Git Repository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Any directory with a .git dir</text:p>
              </text:list-item>
              <text:list-item>
                <text:p>Local Repo</text:p>
              </text:list-item>
              <text:list-item>
                <text:p>External Repo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ommits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Each commit is a set of changes</text:p>
              </text:list-item>
              <text:list-item>
                <text:p>Making a commit “backs it up”</text:p>
              </text:list-item>
              <text:list-item>
                <text:p>We can then return to that point later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4T32">
        <office:forms form:automatic-focus="false" form:apply-design-mode="false"/>
        <draw:frame presentation:style-name="pr7" draw:text-style-name="P1" draw:layer="layout" svg:width="26cm" svg:height="12.348cm" svg:x="1cm" svg:y="0.837cm" presentation:class="subtitle">
          <draw:text-box>
            <text:p>Set-up and Basic Usage</text:p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4T32">
        <office:forms form:automatic-focus="false" form:apply-design-mode="false"/>
        <draw:frame presentation:style-name="pr7" draw:text-style-name="P1" draw:layer="layout" svg:width="26cm" svg:height="12.348cm" svg:x="1cm" svg:y="0.837cm" presentation:class="subtitle">
          <draw:text-box>
            <text:p>Branching</text:p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Motivation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Commits organized into branches</text:p>
              </text:list-item>
              <text:list-item>
                <text:p>More detailed project organization</text:p>
              </text:list-item>
              <text:list-item>
                <text:p>Absolutely necessary for most team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What is a branch?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Technically just a pointer to a commit</text:p>
              </text:list-item>
              <text:list-item>
                <text:p>The default branch name is <text:span text:style-name="T1">master</text:span></text:p>
              </text:list-item>
              <text:list-item>
                <text:p>A branch is a way to continue to work on a feature while leaving working code intact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4T32">
        <office:forms form:automatic-focus="false" form:apply-design-mode="false"/>
        <draw:frame presentation:style-name="pr7" draw:text-style-name="P1" draw:layer="layout" svg:width="26cm" svg:height="12.348cm" svg:x="1cm" svg:y="0.837cm" presentation:class="subtitle">
          <draw:text-box>
            <text:p>Merging</text:p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Branching and Merging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A <text:span text:style-name="T1">merge</text:span> is when commits are pulled from one branch into another</text:p>
              </text:list-item>
              <text:list-item>
                <text:p>After a successful merge, both branches point to the same commit</text:p>
              </text:list-item>
              <text:list-item>
                <text:p>A merge may be unsuccessful when a <text:span text:style-name="T1">merge conflict</text:span> happen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4T32">
        <office:forms form:automatic-focus="false" form:apply-design-mode="false"/>
        <draw:frame presentation:style-name="pr7" draw:text-style-name="P1" draw:layer="layout" svg:width="26cm" svg:height="12.348cm" svg:x="1cm" svg:y="0.837cm" presentation:class="subtitle">
          <draw:text-box>
            <text:p>Misc Extras</text:p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README.md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Special file in <text:a xlink:href="https://en.wikipedia.org/wiki/Markdown" xlink:type="simple">markdown</text:a> format</text:p>
              </text:list-item>
              <text:list-item>
                <text:p>Use for install instructions, usage, etc</text:p>
              </text:list-item>
              <text:list-item>
                <text:p>Cheatsheet <text:a xlink:href="https://github.com/adam-p/markdown-here/wiki/Markdown-Cheatsheet" xlink:type="simple">here</text:a> (GitHub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GitHub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GitHub is not Git!</text:p>
              </text:list-item>
              <text:list-item>
                <text:p>Externally hosted Git Repo</text:p>
              </text:list-item>
              <text:list-item>
                <text:p>Adds authentication for features like pull requests</text:p>
              </text:list-item>
              <text:list-item>
                <text:p>Various free and paid plans availabl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Q/A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Git branch <text:a xlink:href="https://www.atlassian.com/git/tutorials/using-branches" xlink:type="simple">tutorial</text:a> (Atalassian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1T0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Intro to Git</text:p>
          </draw:text-box>
        </draw:frame>
        <draw:frame presentation:style-name="pr8" draw:text-style-name="P1" draw:layer="layout" svg:width="26cm" svg:height="14cm" svg:x="1cm" svg:y="5.5cm" presentation:class="subtitle">
          <draw:text-box>
            <text:p>Thanks for watching!</text:p>
            <text:p>Casey Neubauer</text:p>
            <text:p><text:a xlink:href="mailto:casey.neubauer@gmail.com" xlink:type="simple">casey.neubauer@gmail.com</text:a> </text:p>
          </draw:text-box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1.8999996185303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6T15:16:53.889911521</meta:creation-date>
    <dc:date>2019-03-18T19:40:41.622194475</dc:date>
    <meta:editing-duration>PT3H46M23S</meta:editing-duration>
    <meta:editing-cycles>13</meta:editing-cycles>
    <meta:generator>LibreOffice/5.1.4.2$Linux_X86_64 LibreOffice_project/10m0$Build-2</meta:generator>
    <meta:document-statistic meta:object-count="105"/>
  </office:meta>
</office:document-meta>
</file>